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font-weight="bold" style:font-weight-asian="bold" style:font-weight-complex="bold"/>
    </style:style>
    <style:style style:name="P3" style:parent-style-name="PreformattedText" style:family="paragraph">
      <style:text-properties fo:font-weight="bold" style:font-weight-asian="bold" style:font-weight-complex="bold"/>
    </style:style>
    <style:style style:name="P4" style:parent-style-name="PreformattedText" style:family="paragraph">
      <style:text-properties fo:font-weight="bold" style:font-weight-asian="bold" style:font-weight-complex="bold"/>
    </style:style>
    <style:style style:name="P5" style:parent-style-name="PreformattedText" style:family="paragraph">
      <style:text-properties fo:font-weight="bold" style:font-weight-asian="bold" style:font-weight-complex="bold"/>
    </style:style>
    <style:style style:name="P6" style:parent-style-name="PreformattedText" style:family="paragraph">
      <style:text-properties fo:font-weight="bold" style:font-weight-asian="bold" style:font-weight-complex="bold"/>
    </style:style>
    <style:style style:name="P7" style:parent-style-name="PreformattedText" style:family="paragraph">
      <style:text-properties fo:font-weight="bold" style:font-weight-asian="bold" style:font-weight-complex="bold"/>
    </style:style>
    <style:style style:name="P8" style:parent-style-name="PreformattedText" style:family="paragraph">
      <style:text-properties fo:font-weight="bold" style:font-weight-asian="bold" style:font-weight-complex="bold"/>
    </style:style>
    <style:style style:name="P9" style:parent-style-name="PreformattedText" style:family="paragraph">
      <style:text-properties fo:font-weight="bold" style:font-weight-asian="bold" style:font-weight-complex="bold"/>
    </style:style>
    <style:style style:name="P10" style:parent-style-name="PreformattedText" style:family="paragraph">
      <style:text-properties fo:font-weight="bold" style:font-weight-asian="bold" style:font-weight-complex="bold"/>
    </style:style>
    <style:style style:name="P11" style:parent-style-name="PreformattedText" style:family="paragraph">
      <style:text-properties fo:font-weight="bold" style:font-weight-asian="bold" style:font-weight-complex="bold"/>
    </style:style>
    <style:style style:name="P12" style:parent-style-name="PreformattedText" style:family="paragraph">
      <style:text-properties fo:font-weight="bold" style:font-weight-asian="bold" style:font-weight-complex="bold"/>
    </style:style>
    <style:style style:name="P13" style:parent-style-name="PreformattedText" style:family="paragraph">
      <style:text-properties fo:font-weight="bold" style:font-weight-asian="bold" style:font-weight-complex="bold"/>
    </style:style>
    <style:style style:name="P14" style:parent-style-name="PreformattedText" style:family="paragraph">
      <style:text-properties fo:font-weight="bold" style:font-weight-asian="bold" style:font-weight-complex="bold"/>
    </style:style>
    <style:style style:name="P15" style:parent-style-name="PreformattedText" style:family="paragraph">
      <style:text-properties fo:font-weight="bold" style:font-weight-asian="bold" style:font-weight-complex="bold"/>
    </style:style>
    <style:style style:name="P16" style:parent-style-name="PreformattedText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Courier New"/>
    </style:style>
    <style:style style:name="T18" style:parent-style-name="DefaultParagraphFont" style:family="text">
      <style:text-properties style:font-name="Courier New"/>
    </style:style>
    <style:style style:name="T19" style:parent-style-name="DefaultParagraphFont" style:family="text">
      <style:text-properties fo:language="en" fo:country="US"/>
    </style:style>
    <style:style style:name="P20" style:parent-style-name="Standard" style:family="paragraph">
      <style:paragraph-properties fo:margin-bottom="0.1111in"/>
    </style:style>
    <style:style style:name="P21" style:parent-style-name="Textbody" style:family="paragraph">
      <style:text-properties style:font-name="Courier New"/>
    </style:style>
    <style:style style:name="T22" style:parent-style-name="DefaultParagraphFont" style:family="text">
      <style:text-properties style:font-name="Droid Sans Mono" fo:color="#448C27" fo:font-size="10.5pt" style:font-size-asian="10.5pt" fo:background-color="#F5F5F5"/>
    </style:style>
    <style:style style:name="T23" style:parent-style-name="DefaultParagraphFont" style:family="text">
      <style:text-properties style:font-name="Droid Sans Mono" fo:color="#333333" fo:font-size="10.5pt" style:font-size-asian="10.5pt" fo:background-color="#F5F5F5"/>
    </style:style>
    <style:style style:name="T24" style:parent-style-name="DefaultParagraphFont" style:family="text">
      <style:text-properties style:font-name="Droid Sans Mono" fo:color="#448C27" fo:font-size="10.5pt" style:font-size-asian="10.5pt" fo:background-color="#F5F5F5"/>
    </style:style>
    <style:style style:name="T25" style:parent-style-name="DefaultParagraphFont" style:family="text">
      <style:text-properties style:font-name="Droid Sans Mono" fo:color="#777777" fo:font-size="10.5pt" style:font-size-asian="10.5pt" fo:background-color="#F5F5F5"/>
    </style:style>
    <style:style style:name="P26" style:parent-style-name="Standard" style:family="paragraph">
      <style:text-properties style:font-name="Droid Sans Mono" fo:color="#333333" fo:font-size="10.5pt" style:font-size-asian="10.5pt" fo:background-color="#F5F5F5"/>
    </style:style>
  </office:automatic-styles>
  <office:body>
    <office:text text:use-soft-page-breaks="true">
      <text:p text:style-name="P1">Demos</text:p>
      <text:p text:style-name="PreformattedText"/>
      <text:h text:style-name="Heading1" text:outline-level="1">Swagger Demo</text:h>
      <text:p text:style-name="PreformattedText"/>
      <text:p text:style-name="PreformattedText">Open the swagger editor</text:p>
      <text:p text:style-name="PreformattedText">Look at petstore</text:p>
      <text:p text:style-name="PreformattedText">Let’s create a simple API (GET + POST) from scratch (I need a sample).</text:p>
      <text:p text:style-name="PreformattedText"/>
      <text:p text:style-name="PreformattedText">/home/mjrw/Documents/BBC-Microservices/Source/swagger/SimpleDemo</text:p>
      <text:p text:style-name="PreformattedText"/>
      <text:p text:style-name="PreformattedText">Start with step1.yaml</text:p>
      <text:p text:style-name="PreformattedText"/>
      <text:p text:style-name="PreformattedText">Gradually convert from echo to member services<text:tab/></text:p>
      <text:p text:style-name="PreformattedText">1) change meta data</text:p>
      <text:p text:style-name="PreformattedText">2) basepath → member</text:p>
      <text:p text:style-name="PreformattedText">3) What does it return?</text:p>
      <text:p text:style-name="P2"/>
      <text:p text:style-name="P3"/>
      <text:p text:style-name="P4">Create a definition:</text:p>
      <text:p text:style-name="P5"/>
      <text:p text:style-name="PreformattedText">definitions:</text:p>
      <text:p text:style-name="PreformattedText"><text:s text:c="2"/>member:</text:p>
      <text:p text:style-name="PreformattedText"><text:s text:c="4"/>type: object</text:p>
      <text:p text:style-name="PreformattedText"><text:s text:c="4"/>properties:</text:p>
      <text:p text:style-name="PreformattedText"><text:s text:c="6"/>id:</text:p>
      <text:p text:style-name="PreformattedText"><text:s text:c="8"/>type: string</text:p>
      <text:p text:style-name="PreformattedText"><text:s text:c="6"/>firstName:</text:p>
      <text:p text:style-name="PreformattedText"><text:s text:c="8"/>type: string</text:p>
      <text:p text:style-name="PreformattedText"><text:s text:c="6"/>age:</text:p>
      <text:p text:style-name="PreformattedText"><text:s text:c="8"/>type: integer</text:p>
      <text:p text:style-name="PreformattedText"><text:s text:c="8"/>format: int32</text:p>
      <text:p text:style-name="P6"/>
      <text:p text:style-name="P7"/>
      <text:p text:style-name="P8">Modify the get definition to:</text:p>
      <text:p text:style-name="P9"/>
      <text:p text:style-name="PreformattedText"><text:s text:c="2"/>/:</text:p>
      <text:p text:style-name="PreformattedText"><text:s text:c="4"/>get:</text:p>
      <text:p text:style-name="PreformattedText"><text:s text:c="6"/>responses:</text:p>
      <text:p text:style-name="PreformattedText"><text:s text:c="8"/>'200':</text:p>
      <text:p text:style-name="PreformattedText"><text:s text:c="10"/>description: List of members</text:p>
      <text:p text:style-name="PreformattedText"><text:s text:c="10"/>schema:</text:p>
      <text:p text:style-name="PreformattedText"><text:s text:c="12"/>title: members</text:p>
      <text:p text:style-name="PreformattedText"><text:s text:c="12"/>type: array</text:p>
      <text:p text:style-name="PreformattedText"><text:s text:c="12"/>items:</text:p>
      <text:p text:style-name="PreformattedText"><text:s text:c="14"/>$ref: '#/definitions/member'</text:p>
      <text:p text:style-name="PreformattedText"/>
      <text:p text:style-name="P10"/>
      <text:p text:style-name="P11">Add Produces and Consumes</text:p>
      <text:p text:style-name="P12"/>
      <text:p text:style-name="PreformattedText">consumes:</text:p>
      <text:p text:style-name="PreformattedText"><text:s text:c="2"/>- application/json</text:p>
      <text:p text:style-name="PreformattedText"><text:s text:c="2"/>- text/xml</text:p>
      <text:p text:style-name="PreformattedText">produces:</text:p>
      <text:p text:style-name="PreformattedText"><text:s text:c="2"/>- application/json</text:p>
      <text:p text:style-name="PreformattedText"><text:s text:c="2"/>-<text:s/>text/html</text:p>
      <text:p text:style-name="P13"/>
      <text:p text:style-name="P14">Now, add a new get method taking an argument</text:p>
      <text:p text:style-name="P15"/>
      <text:p text:style-name="P16"/>
      <text:p text:style-name="PreformattedText"><text:s text:c="3"/>/{memberId}:</text:p>
      <text:p text:style-name="PreformattedText"><text:s text:c="4"/>get:</text:p>
      <text:p text:style-name="PreformattedText"><text:s text:c="6"/>description: Gets details of a member for the specfied ID</text:p>
      <text:p text:style-name="PreformattedText"><text:s text:c="6"/>parameters:</text:p>
      <text:p text:style-name="PreformattedText"><text:s text:c="8"/>- name: memberId</text:p>
      <text:p text:style-name="PreformattedText"><text:s text:c="10"/>in: path</text:p>
      <text:p text:style-name="PreformattedText"><text:s text:c="10"/>type: string</text:p>
      <text:p text:style-name="PreformattedText"><text:s text:c="10"/>required: true</text:p>
      <text:p text:style-name="PreformattedText"><text:s text:c="6"/>responses:</text:p>
      <text:p text:style-name="PreformattedText"><text:s text:c="8"/>'200': <text:s text:c="3"/></text:p>
      <text:p text:style-name="PreformattedText"><text:s text:c="10"/>description: returns the member detail</text:p>
      <text:p text:style-name="PreformattedText"><text:s text:c="10"/>schema:</text:p>
      <text:p text:style-name="PreformattedText"><text:s text:c="12"/>$ref: '#/definitions/member'lly either lined with concrete or the coffi</text:p>
      <text:p text:style-name="PreformattedText"/>
      <text:p text:style-name="PreformattedText">Now, add a POST – unknown ID:</text:p>
      <text:p text:style-name="PreformattedText"/>
      <text:p text:style-name="PreformattedText"><text:s text:c="14"/>$ref: '#/definitions/member'</text:p>
      <text:p text:style-name="PreformattedText"><text:s text:c="4"/>post:</text:p>
      <text:p text:style-name="PreformattedText"><text:s text:c="6"/>parameters:</text:p>
      <text:p text:style-name="PreformattedText"><text:s text:c="8"/>- name: member</text:p>
      <text:p text:style-name="PreformattedText"><text:s text:c="10"/>in: body</text:p>
      <text:p text:style-name="PreformattedText"><text:s text:c="10"/>description: The member JSON you want to post</text:p>
      <text:p text:style-name="PreformattedText"><text:s text:c="10"/>schema:</text:p>
      <text:p text:style-name="PreformattedText"><text:s text:c="12"/>$ref: '#/definitions/member'</text:p>
      <text:p text:style-name="PreformattedText"><text:s text:c="10"/>required: true</text:p>
      <text:p text:style-name="PreformattedText"><text:s text:c="6"/>responses:</text:p>
      <text:p text:style-name="PreformattedText"><text:s text:c="8"/>200:</text:p>
      <text:p text:style-name="PreformattedText"><text:s text:c="10"/>description: Make a new member <text:s/></text:p>
      <text:p text:style-name="PreformattedText"/>
      <text:p text:style-name="PreformattedText"/>
      <text:p text:style-name="PreformattedText">Show Mocking</text:p>
      <text:p text:style-name="PreformattedText"/>
      <text:p text:style-name="PreformattedText">1) Add some example data to the definitions</text:p>
      <text:p text:style-name="PreformattedText"/>
      <text:p text:style-name="PreformattedText">Go to Swagger Hub</text:p>
      <text:p text:style-name="PreformattedText"/>
      <text:p text:style-name="PreformattedText">2) Hit + | Create new API</text:p>
      <text:p text:style-name="PreformattedText"/>
      <text:p text:style-name="PreformattedText">3) Paste new YAML over it</text:p>
      <text:p text:style-name="PreformattedText"/>
      <text:p text:style-name="PreformattedText">4) Save</text:p>
      <text:p text:style-name="PreformattedText"/>
      <text:p text:style-name="PreformattedText">5) … Publish</text:p>
      <text:p text:style-name="PreformattedText"/>
      <text:p text:style-name="PreformattedText">6) Use the Try it out buttons in the UI</text:p>
      <text:p text:style-name="PreformattedText"><text:tab/>(CURL command shows real UI).</text:p>
      <text:p text:style-name="PreformattedText"/>
      <text:p text:style-name="PreformattedText"/>
      <text:h text:style-name="Heading2" text:outline-level="2">Proxy DEMO</text:h>
      <text:p text:style-name="PreformattedText"/>
      <text:p text:style-name="PreformattedText">Based on the YAML file from /home/mjrw/Documents/BBC-Microservices/Source/swagger/SimpleDemo/echo.yaml</text:p>
      <text:p text:style-name="PreformattedText"/>
      <text:p text:style-name="PreformattedText">Create a NodeJS server</text:p>
      <text:p text:style-name="PreformattedText"/>
      <text:p text:style-name="PreformattedText">Unzip the server into a <text:s/>folder</text:p>
      <text:p text:style-name="PreformattedText"/>
      <text:p text:style-name="PreformattedText">Edit EchoServer/controllers/DefaultService.js</text:p>
      <text:p text:style-name="PreformattedText"/>
      <text:p text:style-name="PreformattedText">Change return from<text:s/>rootPOST to</text:p>
      <text:p text:style-name="PreformattedText"/>
      <text:p text:style-name="PreformattedText"><text:s/>res.end("Name:" + args.name.value + " Year:" + args.year.value);</text:p>
      <text:p text:style-name="PreformattedText"/>
      <text:p text:style-name="PreformattedText"/>
      <text:p text:style-name="PreformattedText">npm start</text:p>
      <text:p text:style-name="PreformattedText"/>
      <text:p text:style-name="PreformattedText">Use the docs URL http://localhost:8080/docs</text:p>
      <text:p text:style-name="PreformattedText"/>
      <text:p text:style-name="PreformattedText">Test the post method: should see our values echoed</text:p>
      <text:p text:style-name="PreformattedText"/>
      <text:p text:style-name="PreformattedText">Explain the generated code produces the proxy</text:p>
      <text:p text:style-name="PreformattedText"/>
      <text:p text:style-name="PreformattedText">Generate Client</text:p>
      <text:p text:style-name="PreformattedText"/>
      <text:p text:style-name="PreformattedText"/>
      <text:p text:style-name="PreformattedText"/>
      <text:p text:style-name="PreformattedText">Optional: to create a container</text:p>
      <text:p text:style-name="PreformattedText"/>
      <text:p text:style-name="PreformattedText">Docker file:</text:p>
      <text:p text:style-name="PreformattedText">FROM node:6-onbuild</text:p>
      <text:p text:style-name="PreformattedText">EXPOSE 8092</text:p>
      <text:p text:style-name="PreformattedText"/>
      <text:p text:style-name="PreformattedText">docker build -t mjrw/echo-server .</text:p>
      <text:p text:style-name="PreformattedText">Docker run … -p 8092:8092 mjrw/echo-server</text:p>
      <text:p text:style-name="PreformattedText"/>
      <text:p text:style-name="PreformattedText"/>
      <text:p text:style-name="PreformattedText"/>
      <text:h text:style-name="Heading1" text:outline-level="1">AWS DEMO</text:h>
      <text:p text:style-name="PreformattedText"/>
      <text:p text:style-name="PreformattedText">Use my account.</text:p>
      <text:p text:style-name="PreformattedText"/>
      <text:p text:style-name="PreformattedText">Walk thru the whole process of key creation, instance selection,<text:s/>starting an instance and connecting to it.</text:p>
      <text:p text:style-name="PreformattedText"/>
      <text:p text:style-name="PreformattedText"/>
      <text:h text:style-name="Heading1" text:outline-level="1">DOCKER DEMO</text:h>
      <text:p text:style-name="PreformattedText"/>
      <text:p text:style-name="PreformattedText">//Start a container with MYSQL</text:p>
      <text:p text:style-name="PreformattedText">docker run --name mysql-container -e MYSQL_ROOT_PASSWORD=MyPassword -d mysql:8.0.1</text:p>
      <text:p text:style-name="PreformattedText"/>
      <text:p text:style-name="PreformattedText">docker ps // Show it is running</text:p>
      <text:p text:style-name="PreformattedText"/>
      <text:p text:style-name="PreformattedText">docker inspect <text:s/>mysql-container</text:p>
      <text:p text:style-name="PreformattedText"/>
      <text:p text:style-name="PreformattedText">Get the host IP<text:s/>– it’s near the end of the output</text:p>
      <text:p text:style-name="PreformattedText"/>
      <text:p text:style-name="PreformattedText">// Launch another container point out that is is linked – allows ports to be shared across instances</text:p>
      <text:p text:style-name="PreformattedText">// This container is runing the mysql client but could be running any client application</text:p>
      <text:p text:style-name="PreformattedText"/>
      <text:p text:style-name="PreformattedText">// -h is the ip address to<text:s/>connect to (from inspect)</text:p>
      <text:p text:style-name="PreformattedText"/>
      <text:p text:style-name="PreformattedText">docker run -it --rm mysql sh -c 'exec mysql -h 172.17.0.5 -P 3306 -uroot -p"MyPassword"'</text:p>
      <text:p text:style-name="PreformattedText"/>
      <text:p text:style-name="PreformattedText">exit</text:p>
      <text:p text:style-name="PreformattedText">In the instance</text:p>
      <text:p text:style-name="PreformattedText"/>
      <text:p text:style-name="PreformattedText">show databases;</text:p>
      <text:p text:style-name="PreformattedText">use mysql;</text:p>
      <text:p text:style-name="PreformattedText">show tables;</text:p>
      <text:p text:style-name="PreformattedText"/>
      <text:p text:style-name="PreformattedText">Exit the container and run:</text:p>
      <text:p text:style-name="PreformattedText">docker run -it <text:s/>--rm mysql <text:s/>bash</text:p>
      <text:p text:style-name="PreformattedText"/>
      <text:p text:style-name="PreformattedText">Show there is<text:s/>a real file system</text:p>
      <text:p text:style-name="PreformattedText"/>
      <text:h text:style-name="Heading1" text:outline-level="1">Docker Registry</text:h>
      <text:p text:style-name="PreformattedText"/>
      <text:p text:style-name="PreformattedText">1) Add a new database to the mysql image</text:p>
      <text:p text:style-name="PreformattedText"/>
      <text:p text:style-name="PreformattedText">docker run --name mysql-container-demo -v /home/mjrw/Documents/BBC-Microservices/Source/docker/MySQLDemo:/sqldata -e MYSQL_ROOT_PASSWORD=MyPassword <text:s/>-d mysql:8.0.1</text:p>
      <text:p text:style-name="PreformattedText"/>
      <text:p text:style-name="PreformattedText">Note that the key thing here is the mount of our local dir into /docker-entrypoint-initdb.d</text:p>
      <text:p text:style-name="PreformattedText">(refer to the library/mysql docs). The minimal.sql file is automatically read and creates a new db called servicedb.</text:p>
      <text:p text:style-name="PreformattedText"/>
      <text:p text:style-name="PreformattedText">Use docker exec -it mysql-container-demo bash to connect to the image</text:p>
      <text:p text:style-name="PreformattedText"/>
      <text:p text:style-name="PreformattedText">Copy the minimal.sql file to the /docker-entrypoint-initdb.d dir</text:p>
      <text:p text:style-name="PreformattedText"/>
      <text:p text:style-name="PreformattedText">cp sqldata/* docker-entrypoint-initdb.d</text:p>
      <text:p text:style-name="PreformattedText"/>
      <text:p text:style-name="PreformattedText">Exit bash</text:p>
      <text:p text:style-name="PreformattedText"/>
      <text:p text:style-name="PreformattedText">Stop the container</text:p>
      <text:p text:style-name="PreformattedText"/>
      <text:p text:style-name="PreformattedText">docker stop mysql-container-demo</text:p>
      <text:p text:style-name="PreformattedText"/>
      <text:p text:style-name="PreformattedText">2) Save the image with:</text:p>
      <text:p text:style-name="PreformattedText">docker commit mysql-container-demo<text:s/>bbcdemo/mysqldemo</text:p>
      <text:p text:style-name="PreformattedText">// Not the tag starts with the account name</text:p>
      <text:p text:style-name="PreformattedText"/>
      <text:p text:style-name="PreformattedText">docker run --name mysql-container-from-image -d bbcdemo/mysqldemo</text:p>
      <text:p text:style-name="PreformattedText">// Critical there is no password!</text:p>
      <text:p text:style-name="PreformattedText"/>
      <text:p text:style-name="PreformattedText">1) Get the IP address</text:p>
      <text:p text:style-name="PreformattedText">docker run -it --rm mysql sh -c 'exec mysql -h 172.17.0.3 -P 3306 -uroot -p"MyPassword"'</text:p>
      <text:p text:style-name="PreformattedText"/>
      <text:p text:style-name="PreformattedText">show databases;</text:p>
      <text:p text:style-name="PreformattedText"/>
      <text:p text:style-name="PreformattedText">servicedb should be there</text:p>
      <text:p text:style-name="PreformattedText">Push the image to the registry</text:p>
      <text:p text:style-name="PreformattedText"/>
      <text:p text:style-name="PreformattedText">docker push bbcdemo/mysqldemo</text:p>
      <text:p text:style-name="PreformattedText"/>
      <text:p text:style-name="PreformattedText">Prove it works!</text:p>
      <text:p text:style-name="PreformattedText">Now, on the remote machine:</text:p>
      <text:p text:style-name="PreformattedText"/>
      <text:p text:style-name="PreformattedText">docker run --name mysql-container-from-image -d bbcdemo/mysqldemo</text:p>
      <text:p text:style-name="PreformattedText"/>
      <text:p text:style-name="PreformattedText">docker run -it<text:s/>--rm mysql sh -c 'exec mysql -h 172.17.0.2 -P 3306 -uroot -p"MyPassword"'</text:p>
      <text:p text:style-name="PreformattedText"/>
      <text:p text:style-name="PreformattedText"/>
      <text:h text:style-name="Heading1" text:outline-level="1">Circuit Breaker Demo</text:h>
      <text:p text:style-name="Textbody">$COURSE_HOME/Source/nodejs-services/CircuitBreaker</text:p>
      <text:p text:style-name="Textbody">Open<text:s/><text:span text:style-name="T17">circuit-breaker.js</text:span></text:p>
      <text:p text:style-name="Textbody">Explain:</text:p>
      <text:p text:style-name="Textbody"><text:tab/>circuitBreaker is a nodeJS implementation of the Circuit Breaker pattern</text:p>
      <text:p text:style-name="Textbody"><text:tab/><text:a xlink:href="https://www.npmjs.com/package/circuitbreaker" office:target-frame-name="_top" xlink:show="replace">https://www.npmjs.com/package/circuitbreaker</text:a></text:p>
      <text:p text:style-name="Textbody"><text:tab/>We have a dummy function loadDataFromRemoteServer which we are wrapping in the circuit breaker</text:p>
      <text:p text:style-name="Textbody">Run with<text:s/><text:span text:style-name="T18">node circuit-breaker.js</text:span></text:p>
      <text:p text:style-name="Textbody">Demo order:</text:p>
      <text:p text:style-name="Textbody"><text:tab/>Run with calls passing 23 and 32 – works OK</text:p>
      <text:p text:style-name="Textbody"><text:tab/>Add two calls with -1</text:p>
      <text:p text:style-name="Textbody"><text:tab/><text:tab/>Still works</text:p>
      <text:p text:style-name="Textbody"><text:tab/>Add third call with -1</text:p>
      <text:p text:style-name="Textbody"><text:tab/><text:tab/>Fails</text:p>
      <text:p text:style-name="Textbody"><text:tab/><text:tab/>And keeps failing</text:p>
      <text:p text:style-name="Textbody"><text:tab/>Add code called after timeout</text:p>
      <text:p text:style-name="Textbody"><text:tab/><text:tab/>Works now :-)</text:p>
      <text:h text:style-name="Heading1" text:outline-level="1">Zookeeper Demo</text:h>
      <text:p text:style-name="Textbody">~/Documents/BBC-Microservices/Source/docker/Zookeeper-Web$</text:p>
      <text:p text:style-name="Textbody">Docker-compose up</text:p>
      <text:p text:style-name="Textbody">Starts a Web UI and a Zookeeper server</text:p>
      <text:p text:style-name="Textbody"><text:a xlink:href="http://localhost:8000/" office:target-frame-name="_top" xlink:show="replace">http://localhost:8000/</text:a></text:p>
      <text:p text:style-name="Textbody">Connection string zookeeper:2181 no credentials</text:p>
      <text:p text:style-name="Textbody">Explain then<text:s/>run the client code<text:s/>(<text:span text:style-name="T19">~</text:span>\Documents\bbc_micro_services_load\Source\nodejs-services\ZookeeperClient)</text:p>
      <text:p text:style-name="Textbody">Go back to ZK and show the major key with two sub-keys each holding service access data.</text:p>
      <text:p text:style-name="Textbody"/>
      <text:h text:style-name="Heading1" text:outline-level="1">Docker Swarm</text:h>
      <text:p text:style-name="Standard"/>
      <text:p text:style-name="Standard">Connect Swarm to AWS</text:p>
      <text:p text:style-name="Standard">(Use pre-created AWS role).</text:p>
      <text:p text:style-name="Standard">Create Swarm – show resources being created</text:p>
      <text:p text:style-name="Standard">Connect to the swarm</text:p>
      <text:p text:style-name="Standard">Deploy the Composition onto the Swarm</text:p>
      <text:p text:style-name="Standard">** Connect to a node and see what’s started?</text:p>
      <text:p text:style-name="P20"/>
      <text:p text:style-name="Textbody">Logs on<text:s/>manager: /var/lib/docker/swarm</text:p>
      <text:p text:style-name="Textbody"/>
      <text:p text:style-name="Textbody">User for ssh is docker@</text:p>
      <text:p text:style-name="Textbody"/>
      <text:p text:style-name="Textbody">Cloud.docker.io</text:p>
      <text:p text:style-name="Textbody">Create Swarm / AWS</text:p>
      <text:p text:style-name="P21"/>
      <text:p text:style-name="Textbody">Takes a while to start :: explore the resources being started:</text:p>
      <text:p text:style-name="Textbody">Dynamo, instances, load-balancers, auto-scaling etc</text:p>
      <text:p text:style-name="Textbody">In cloud.docker screen, click on the name of the<text:s/>Swarm – gives a local docker command to run</text:p>
      <text:p text:style-name="Textbody">Run it.</text:p>
      <text:p text:style-name="Textbody">It provides an environment variable DOCKER_HOST</text:p>
      <text:p text:style-name="Textbody">In ~/Documents/BBC-Microservices/Exercises/Solutions/Composition</text:p>
      <text:p text:style-name="Textbody">docker stack deploy -c docker-compose-swarm.yaml BBC-Demo</text:p>
      <text:p text:style-name="Textbody">docker info</text:p>
      <text:p text:style-name="Textbody"/>
      <text:p text:style-name="Textbody">docker service ls</text:p>
      <text:p text:style-name="Textbody"/>
      <text:p text:style-name="Textbody">Connect to the ELB address (available via edit endpoint in cloud.docker.io).</text:p>
      <text:p text:style-name="Textbody"/>
      <text:p text:style-name="Textbody"/>
      <text:h text:style-name="Heading1" text:outline-level="1">SQS Client</text:h>
      <text:p text:style-name="Textbody">Make the<text:s/>credentials<text:s/>active<text:s/>(config.json for both projects)<text:s/>User is SQSUser</text:p>
      <text:p text:style-name="Textbody"/>
      <text:p text:style-name="Textbody">Qname:</text:p>
      <text:p text:style-name="Textbody"/>
      <text:p text:style-name="Standard"><text:span text:style-name="T22">"</text:span><text:a xlink:href="https://sqs.us-east-1.amazonaws.com/959486755281/BBC-Demo" office:target-frame-name="_top" xlink:show="replace"><text:span text:style-name="T23">https://sqs.us-east-1.amazonaws.com/959486755281/BBC-Demo</text:span></text:a><text:span text:style-name="T24">"</text:span><text:span text:style-name="T25">;</text:span></text:p>
      <text:p text:style-name="P26"/>
      <text:p text:style-name="Textbody"/>
      <text:p text:style-name="Textbody">Producer /home/mjrw/Documents/BBC-Microservices/Source/node-clients/SQSProducer</text:p>
      <text:p text:style-name="Textbody">Consumer <text:s/>/home/mjrw/Documents/BBC-Microservices/Source/node-clients/SQSClient</text:p>
      <text:p text:style-name="Textbody"/>
      <text:p text:style-name="Textbody">Show the code for the producer (node index.js)</text:p>
      <text:p text:style-name="Textbody">Run it: puts 50 messages in the Q</text:p>
      <text:p text:style-name="Textbody">Show the consumer</text:p>
      <text:p text:style-name="Textbody">Run (node index.js)</text:p>
      <text:p text:style-name="Textbody">Pulls messages from the Q</text:p>
      <text:p text:style-name="Textbody">Note the duplicates – if there are any!</text:p>
      <text:p text:style-name="Textbody">Run docker -it bbcdemo/sqs-client a couple of times</text:p>
      <text:p text:style-name="Textbody">Run the produc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ke Way</dc:creator>
    <meta:creation-date>2018-03-27T10:50:00Z</meta:creation-date>
    <dc:date>2018-03-27T14:30:00Z</dc:date>
    <meta:template xlink:href="Normal.dotm" xlink:type="simple"/>
    <meta:editing-cycles>25</meta:editing-cycles>
    <meta:editing-duration>PT54840S</meta:editing-duration>
    <meta:document-statistic meta:page-count="1" meta:paragraph-count="14" meta:word-count="1088" meta:character-count="7276" meta:row-count="51" meta:non-whitespace-character-count="6202"/>
  </office:meta>
</office:document-meta>
</file>